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8f1" officeooo:paragraph-rsid="000468f1"/>
    </style:style>
    <style:style style:name="P2" style:family="paragraph" style:parent-style-name="Standard">
      <style:text-properties officeooo:rsid="0005af35" officeooo:paragraph-rsid="0005af35"/>
    </style:style>
    <style:style style:name="P3" style:family="paragraph" style:parent-style-name="Standard">
      <style:text-properties fo:font-size="22pt" officeooo:rsid="0005af35" officeooo:paragraph-rsid="0005af35" style:font-size-asian="22pt" style:font-size-complex="22pt"/>
    </style:style>
    <style:style style:name="T1" style:family="text">
      <style:text-properties fo:font-size="28pt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# ASSIGNMENT-4 – INVOICE DETAILS</text:p>
      <text:p text:style-name="P2"/>
      <text:p text:style-name="P2">mysql&gt; select customers.customerName,orders.orderNumber,orders.shippedDate, payments.paymentDate,payments.amount, orderdetails.quantityOrdered,products.productName,productlines.image from customers</text:p>
      <text:p text:style-name="P2"><text:s text:c="4"/>-&gt; <text:s text:c="4"/>inner join orders on customers.customerNumber=orders.customerNumber</text:p>
      <text:p text:style-name="P2"><text:s text:c="4"/>-&gt; <text:s text:c="4"/>inner join payments on customers.customerNumber= payments.customerNumber</text:p>
      <text:p text:style-name="P2"><text:s text:c="4"/>-&gt; <text:s text:c="3"/>inner join orderdetails on orderdetails.orderNumber=orders.orderNumber </text:p>
      <text:p text:style-name="P2"><text:s text:c="4"/>-&gt; <text:s text:c="4"/>inner join products on products.productCode=orderdetails.productCode</text:p>
      <text:p text:style-name="P2"><text:s text:c="4"/>-&gt; <text:s text:c="4"/>inner join productlines on products.productLine=productlines.productLine</text:p>
      <text:p text:style-name="P2"><text:s text:c="4"/>-&gt; <text:s text:c="4"/>where orders.orderNumber=10429;</text:p>
      <text:p text:style-name="P2">+--------------------+-------------+-------------+-------------+----------+-----------------+--------------------------+-------+</text:p>
      <text:p text:style-name="P2">| customerName <text:s text:c="6"/>| orderNumber | shippedDate | paymentDate | amount <text:s text:c="2"/>| quantityOrdered | productName <text:s text:c="13"/>| image |</text:p>
      <text:p text:style-name="P2">+--------------------+-------------+-------------+-------------+----------+-----------------+--------------------------+-------+</text:p>
      <text:p text:style-name="P2">| Signal Gift Stores | <text:s text:c="6"/>10429 | 2019-08-16 <text:s/>| 2004-12-17 <text:s/>| 14191.12 | <text:s text:c="14"/>1 | 1960 BSA Gold Star DBD34 | NULL <text:s/>|</text:p>
      <text:p text:style-name="P2">| Signal Gift Stores | <text:s text:c="6"/>10429 | 2019-08-16 <text:s/>| 2003-06-06 <text:s/>| 32641.98 | <text:s text:c="14"/>1 | 1960 BSA Gold Star DBD34 | NULL <text:s/>|</text:p>
      <text:p text:style-name="P2">| Signal Gift Stores | <text:s text:c="6"/>10429 | 2019-08-16 <text:s/>| 2004-08-20 <text:s/>| 33347.88 | <text:s text:c="14"/>1 | 1960 BSA Gold Star DBD34 | NULL <text:s/>|</text:p>
      <text:p text:style-name="P2">| Signal Gift Stores | <text:s text:c="6"/>10429 | 2019-08-16 <text:s/>| 2019-08-17 <text:s/>| <text:s/>1150.00 | <text:s text:c="14"/>1 | 1960 BSA Gold Star DBD34 | NULL <text:s/>|</text:p>
      <text:p text:style-name="P2">+--------------------+-------------+-------------+-------------+----------+-----------------+--------------------------+-------+</text:p>
      <text:p text:style-name="P2">4 rows in set (0,01 sec)</text:p>
      <text:p text:style-name="P2"/>
      <text:p text:style-name="P2">mysql&gt; explain select customers.customerName,orders.orderNumber,orders.shippedDate, payments.paymentDate,payments.amount, orderdetails.quantityOrdered,products.productName,productlines.image from customers</text:p>
      <text:p text:style-name="P2"><text:s text:c="4"/>-&gt; <text:s text:c="4"/>inner join orders on customers.customerNumber=orders.customerNumber</text:p>
      <text:p text:style-name="P2"><text:s text:c="4"/>-&gt; <text:s text:c="4"/>inner join payments on customers.customerNumber= payments.customerNumber</text:p>
      <text:p text:style-name="P2"><text:s text:c="4"/>-&gt; <text:s text:c="3"/>inner join orderdetails on orderdetails.orderNumber=orders.orderNumber</text:p>
      <text:p text:style-name="P2"><text:s text:c="4"/>-&gt; <text:s text:c="4"/>inner join products on products.productCode=orderdetails.productCode</text:p>
      <text:p text:style-name="P2"><text:s text:c="4"/>-&gt; <text:s text:c="4"/>inner join productlines on products.productLine=productlines.productLine</text:p>
      <text:p text:style-name="P2"><text:s text:c="4"/>-&gt; <text:s text:c="4"/>where orders.orderNumber=10429;</text:p>
      <text:p text:style-name="P2">+----+-------------+--------------+------------+--------+------------------------+---------+---------+----------------------------------------+------+----------+-------+</text:p>
      <text:p text:style-name="P2">| id | select_type | table <text:s text:c="7"/>| partitions | type <text:s text:c="2"/>| possible_keys <text:s text:c="9"/>| key <text:s text:c="4"/>| key_len | ref <text:s text:c="35"/>| rows | filtered | Extra |</text:p>
      <text:p text:style-name="P2">+----+-------------+--------------+------------+--------+------------------------+---------+---------+----------------------------------------+------+----------+-------+</text:p>
      <text:p text:style-name="P2">| <text:s/>1 | SIMPLE <text:s text:c="5"/>| orders <text:s text:c="6"/>| NULL <text:s text:c="6"/>| const <text:s/>| PRIMARY,customerNumber | PRIMARY | 4 <text:s text:c="6"/>| const <text:s text:c="33"/>| <text:s text:c="3"/>1 | <text:s text:c="2"/>100.00 | NULL <text:s/>|</text:p>
      <text:p text:style-name="P2">| <text:s/>1 | SIMPLE <text:s text:c="5"/>| customers <text:s text:c="3"/>| NULL <text:s text:c="6"/>| const <text:s/>| PRIMARY <text:s text:c="15"/>| PRIMARY | 4 <text:s text:c="6"/>| const <text:s text:c="33"/>| <text:s text:c="3"/>1 | <text:s text:c="2"/>100.00 | NULL <text:s/>|</text:p>
      <text:p text:style-name="P2">| <text:s/>1 | SIMPLE <text:s text:c="5"/>| orderdetails | NULL <text:s text:c="6"/>| ref <text:s text:c="3"/>| PRIMARY,productCode <text:s text:c="3"/>| PRIMARY | 4 <text:s text:c="6"/>| const <text:s text:c="33"/>| <text:s text:c="3"/>1 | <text:s text:c="2"/>100.00 | NULL <text:s/>|</text:p>
      <text:p text:style-name="P2">| <text:s/>1 | SIMPLE <text:s text:c="5"/>| products <text:s text:c="4"/>| NULL <text:s text:c="6"/>| eq_ref | PRIMARY,productLine <text:s text:c="3"/>| PRIMARY | 17 <text:s text:c="5"/>| classicmodels.orderdetails.productCode | <text:s text:c="3"/>1 | <text:s text:c="2"/>100.00 | NULL <text:s/>|</text:p>
      <text:p text:style-name="P2">| <text:s/>1 | SIMPLE <text:s text:c="5"/>| productlines | NULL <text:s text:c="6"/>| eq_ref | PRIMARY <text:s text:c="15"/>| PRIMARY | 52 <text:s text:c="5"/>| classicmodels.products.productLine <text:s text:c="4"/>| <text:s text:c="3"/>1 | <text:s text:c="2"/>100.00 | NULL <text:s/>|</text:p>
      <text:p text:style-name="P2">| <text:s/>1 | SIMPLE <text:s text:c="5"/>| payments <text:s text:c="4"/>| NULL <text:s text:c="6"/>| ref <text:s text:c="3"/>| PRIMARY <text:s text:c="15"/>| PRIMARY | 4 <text:s text:c="6"/>| const <text:s text:c="33"/>| <text:s text:c="3"/>4 | <text:s text:c="2"/>100.00 | NULL <text:s/>|</text:p>
      <text:p text:style-name="P2">+----+-------------+--------------+------------+--------+------------------------+---------+---------+----------------------------------------+------+----------+-------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053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20:33:45.239368016</meta:creation-date>
    <dc:date>2020-06-06T21:04:02.871592365</dc:date>
    <meta:editing-duration>PT20M7S</meta:editing-duration>
    <meta:editing-cycles>1</meta:editing-cycles>
    <meta:document-statistic meta:table-count="0" meta:image-count="0" meta:object-count="0" meta:page-count="1" meta:paragraph-count="34" meta:word-count="443" meta:character-count="4064" meta:non-whitespace-character-count="3094"/>
    <meta:generator>LibreOffice/5.1.6.2$Linux_X86_64 LibreOffice_project/10m0$Build-2</meta:generator>
  </office:meta>
</office:document-meta>
</file>